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80000011845A5FA03.png" manifest:media-type="image/png"/>
  <manifest:file-entry manifest:full-path="Pictures/100000010000011800000118E14EF3C3.png" manifest:media-type="image/png"/>
  <manifest:file-entry manifest:full-path="Pictures/1000000100000140000001406C90C0D4.png" manifest:media-type="image/png"/>
  <manifest:file-entry manifest:full-path="Pictures/1000000100000140000001408D3478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292929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093cm" fo:min-width="0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946cm" fo:min-width="5.459cm" style:protect="position size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6cm" fo:min-width="4.848cm" style:protect="position siz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093cm" fo:min-width="5.842cm" style:protect="position size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5.45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4.848cm" loext:decorative="false"/>
      <style:paragraph-properties style:writing-mode="lr-tb"/>
    </style:style>
    <style:style style:name="gr12" style:family="graphic" style:parent-style-name="standard">
      <style:graphic-properties svg:stroke-width="0.212cm" svg:stroke-color="#666666" draw:marker-start-width="0.518cm" draw:marker-end-width="0.518cm" draw:textarea-vertical-align="middle" fo:padding-top="0.231cm" fo:padding-bottom="0.231cm" fo:padding-left="0.356cm" fo:padding-right="0.356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1cm" fo:min-width="8.44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false" fo:min-height="0.112cm" fo:min-width="9.717cm" loext:decorative="false"/>
      <style:paragraph-properties style:writing-mode="lr-tb"/>
    </style:style>
    <style:style style:name="P1" style:family="paragraph">
      <style:text-properties fo:color="#3465a4" loext:opacity="100%"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text-properties fo:color="#3465a4" loext:opacity="100%"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b66c" loext:opacity="100%" fo:font-size="24pt" fo:font-weight="bold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b4c7dc" loext:opacity="100%" fo:font-size="24pt" fo:font-weight="bold" style:font-size-asian="24pt" style:font-size-complex="2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b66c" loext:opacity="100%" fo:font-size="22pt" fo:font-weight="bold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color="#b4c7dc" loext:opacity="100%" fo:font-size="22pt" fo:font-weight="bold" style:font-size-asian="22pt" style:font-size-complex="22pt"/>
    </style:style>
    <style:style style:name="P11" style:family="paragraph">
      <loext:graphic-properties draw:fill="none" draw:fill-color="#ffffff"/>
      <style:text-properties fo:color="#b4c7dc" loext:opacity="100%" fo:font-size="32pt" fo:font-style="normal" style:font-size-asian="32pt" style:font-style-asian="normal" style:font-size-complex="32pt" style:font-style-complex="normal"/>
    </style:style>
    <style:style style:name="P12" style:family="paragraph">
      <loext:graphic-properties draw:fill="none" draw:fill-color="#ffffff"/>
      <style:text-properties fo:color="#ffb66c" loext:opacity="100%" fo:font-size="21pt" fo:font-style="italic" style:font-size-asian="21pt" style:font-style-asian="italic" style:font-size-complex="21pt" style:font-style-complex="italic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e994" loext:opacity="100%" fo:font-size="21pt" fo:font-style="italic" style:font-size-asian="21pt" style:font-style-asian="italic" style:font-size-complex="21pt" style:font-style-complex="italic"/>
    </style:style>
    <style:style style:name="T4" style:family="text">
      <style:text-properties fo:color="#b4c7dc" loext:opacity="100%" fo:font-size="24pt" fo:font-weight="bold" style:font-size-asian="24pt" style:font-size-complex="24pt"/>
    </style:style>
    <style:style style:name="T5" style:family="text">
      <style:text-properties style:use-window-font-color="true" loext:opacity="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fo:color="#b4c7dc" loext:opacity="100%" fo:font-size="26pt" fo:font-style="normal" style:font-size-asian="26pt" style:font-style-asian="normal" style:font-size-complex="26pt" style:font-style-complex="normal"/>
    </style:style>
    <style:style style:name="T7" style:family="text">
      <style:text-properties fo:color="#cccccc" loext:opacity="100%" fo:font-size="26pt" fo:font-style="normal" style:font-size-asian="26pt" style:font-style-asian="normal" style:font-size-complex="26pt" style:font-style-complex="normal"/>
    </style:style>
    <style:style style:name="T8" style:family="text">
      <style:text-properties fo:font-variant="normal" fo:text-transform="none" fo:color="#ffb66c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773cm" svg:height="0.962cm" svg:x="0cm" svg:y="14.267cm">
          <draw:text-box>
            <text:p text:style-name="P1"><text:span text:style-name="T1">https://criterion.envian.net</text:span></text:p>
          </draw:text-box>
        </draw:frame>
        <draw:frame draw:style-name="gr2" draw:text-style-name="P4" draw:layer="layout" svg:width="6.694cm" svg:height="2.343cm" svg:x="5.247cm" svg:y="-0.042cm">
          <draw:text-box>
            <text:p text:style-name="P3"><text:span text:style-name="T2">H</text:span><text:span text:style-name="T2">a</text:span><text:span text:style-name="T2">u</text:span><text:span text:style-name="T2">n</text:span><text:span text:style-name="T2">ti</text:span><text:span text:style-name="T2">n</text:span><text:span text:style-name="T2">g </text:span><text:span text:style-name="T2">1</text:span></text:p>
            <text:p text:style-name="P3"><text:span text:style-name="T3">B</text:span><text:span text:style-name="T3">os</text:span><text:span text:style-name="T3">s </text:span><text:span text:style-name="T3">R</text:span><text:span text:style-name="T3">el</text:span><text:span text:style-name="T3">ati</text:span><text:span text:style-name="T3">ve</text:span></text:p>
          </draw:text-box>
        </draw:frame>
        <draw:g draw:style-name="gr3">
          <draw:g draw:style-name="gr4">
            <draw:frame draw:style-name="gr5" draw:text-style-name="P6" draw:layer="layout" svg:width="5.959cm" svg:height="1.196cm" svg:x="1.385cm" svg:y="2.353cm">
              <draw:text-box>
                <text:p text:style-name="P5"><text:span text:style-name="T4">Spread Spots</text:span></text:p>
              </draw:text-box>
            </draw:frame>
            <draw:frame draw:style-name="gr6" draw:text-style-name="P7" draw:layer="layout" svg:width="8.463cm" svg:height="8.466cm" svg:x="0.132cm" svg:y="3.408cm">
              <draw:image xlink:href="Pictures/1000000100000140000001408D34783E.png" xlink:type="simple" xlink:show="embed" xlink:actuate="onLoad" draw:mime-type="image/png">
                <text:p/>
              </draw:image>
            </draw:frame>
          </draw:g>
          <draw:g draw:style-name="gr4">
            <draw:frame draw:style-name="gr7" draw:text-style-name="P8" draw:layer="layout" svg:width="5.348cm" svg:height="1.196cm" svg:x="10.153cm" svg:y="2.353cm">
              <draw:text-box>
                <text:p text:style-name="P3"><text:span text:style-name="T4">Stack Spots</text:span></text:p>
              </draw:text-box>
            </draw:frame>
            <draw:frame draw:style-name="gr6" draw:text-style-name="P7" draw:layer="layout" svg:width="8.462cm" svg:height="8.466cm" svg:x="8.595cm" svg:y="3.408cm">
              <draw:image xlink:href="Pictures/1000000100000140000001406C90C0D4.png" xlink:type="simple" xlink:show="embed" xlink:actuate="onLoad" draw:mime-type="image/png">
                <text:p/>
              </draw:image>
            </draw:frame>
          </draw:g>
        </draw:g>
        <draw:frame draw:style-name="gr8" draw:text-style-name="P4" draw:layer="layout" svg:width="6.342cm" svg:height="2.343cm" svg:x="24.323cm" svg:y="-0.042cm">
          <draw:text-box>
            <text:p text:style-name="P3"><text:span text:style-name="T2">Haunting </text:span><text:span text:style-name="T2">2</text:span></text:p>
            <text:p text:style-name="P3"><text:span text:style-name="T3">True North</text:span></text:p>
          </draw:text-box>
        </draw:frame>
        <draw:g draw:style-name="gr3">
          <draw:g draw:style-name="gr4">
            <draw:frame draw:style-name="gr9" draw:text-style-name="P9" draw:layer="layout" svg:width="5.959cm" svg:height="1.195cm" svg:x="20.284cm" svg:y="2.353cm">
              <draw:text-box>
                <text:p text:style-name="P5"><text:span text:style-name="T4">Spread Spots</text:span></text:p>
              </draw:text-box>
            </draw:frame>
            <draw:frame draw:style-name="gr10" draw:text-style-name="P3" draw:layer="layout" svg:width="7.407cm" svg:height="7.407cm" svg:x="19.56cm" svg:y="3.438cm">
              <draw:image xlink:href="Pictures/100000010000011800000118E14EF3C3.png" xlink:type="simple" xlink:show="embed" xlink:actuate="onLoad" draw:mime-type="image/png">
                <text:p/>
              </draw:image>
            </draw:frame>
          </draw:g>
          <draw:g draw:style-name="gr4">
            <draw:frame draw:style-name="gr11" draw:text-style-name="P10" draw:layer="layout" svg:width="5.348cm" svg:height="1.195cm" svg:x="29.051cm" svg:y="2.353cm">
              <draw:text-box>
                <text:p text:style-name="P3"><text:span text:style-name="T4">Stack Spots</text:span></text:p>
              </draw:text-box>
            </draw:frame>
            <draw:frame draw:style-name="gr10" draw:text-style-name="P3" draw:layer="layout" svg:width="7.407cm" svg:height="7.407cm" svg:x="28.022cm" svg:y="3.437cm">
              <draw:image xlink:href="Pictures/10000001000001180000011845A5FA03.png" xlink:type="simple" xlink:show="embed" xlink:actuate="onLoad" draw:mime-type="image/png">
                <text:p/>
              </draw:image>
            </draw:frame>
          </draw:g>
        </draw:g>
        <draw:line draw:style-name="gr12" draw:text-style-name="P3" draw:layer="layout" svg:x1="18.076cm" svg:y1="3.153cm" svg:x2="18.094cm" svg:y2="13.32cm">
          <text:p/>
        </draw:line>
        <draw:g draw:style-name="gr4">
          <draw:frame draw:style-name="gr13" draw:text-style-name="P11" draw:layer="layout" svg:width="11.397cm" svg:height="1.276cm" svg:x="21.796cm" svg:y="11.194cm">
            <draw:text-box>
              <text:p><text:span text:style-name="T5">Eye</text:span><text:span text:style-name="T6"> </text:span><text:span text:style-name="T7">of the Thunder</text:span><text:span text:style-name="T6"> </text:span><text:span text:style-name="T5">Vortex</text:span></text:p>
            </draw:text-box>
          </draw:frame>
          <draw:frame draw:style-name="gr14" draw:text-style-name="P12" draw:layer="layout" svg:width="1.485cm" svg:height="1.038cm" svg:x="22.381cm" svg:y="12.045cm">
            <draw:text-box>
              <text:p><text:span text:style-name="T8">out</text:span></text:p>
            </draw:text-box>
          </draw:frame>
          <draw:frame draw:style-name="gr14" draw:text-style-name="P12" draw:layer="layout" svg:width="1.878cm" svg:height="1.038cm" svg:x="26.485cm" svg:y="12.045cm">
            <draw:text-box>
              <text:p><text:span text:style-name="T8">the</text:span><text:span text:style-name="T8">n</text:span></text:p>
            </draw:text-box>
          </draw:frame>
          <draw:frame draw:style-name="gr14" draw:text-style-name="P12" draw:layer="layout" svg:width="1.052cm" svg:height="1.038cm" svg:x="31.416cm" svg:y="12.045cm">
            <draw:text-box>
              <text:p><text:span text:style-name="T8">in</text:span></text:p>
            </draw:text-box>
          </draw:frame>
        </draw:g>
        <draw:g draw:style-name="gr4">
          <draw:frame draw:style-name="gr15" draw:text-style-name="P11" draw:layer="layout" svg:width="11.397cm" svg:height="1.276cm" svg:x="21.796cm" svg:y="13.332cm">
            <draw:text-box>
              <text:p><text:span text:style-name="T5">V</text:span><text:span text:style-name="T5">o</text:span><text:span text:style-name="T5">rt</text:span><text:span text:style-name="T5">e</text:span><text:span text:style-name="T5">x</text:span><text:span text:style-name="T6"> </text:span><text:span text:style-name="T7">of </text:span><text:span text:style-name="T7">th</text:span><text:span text:style-name="T7">e </text:span><text:span text:style-name="T7">T</text:span><text:span text:style-name="T7">h</text:span><text:span text:style-name="T7">u</text:span><text:span text:style-name="T7">n</text:span><text:span text:style-name="T7">d</text:span><text:span text:style-name="T7">e</text:span><text:span text:style-name="T7">r </text:span><text:span text:style-name="T5">E</text:span><text:span text:style-name="T5">y</text:span><text:span text:style-name="T5">e</text:span></text:p>
            </draw:text-box>
          </draw:frame>
          <draw:frame draw:style-name="gr14" draw:text-style-name="P12" draw:layer="layout" svg:width="1.052cm" svg:height="1.038cm" svg:x="22.382cm" svg:y="14.245cm">
            <draw:text-box>
              <text:p><text:span text:style-name="T8">in</text:span></text:p>
            </draw:text-box>
          </draw:frame>
          <draw:frame draw:style-name="gr14" draw:text-style-name="P12" draw:layer="layout" svg:width="1.878cm" svg:height="1.038cm" svg:x="26.485cm" svg:y="14.245cm">
            <draw:text-box>
              <text:p><text:span text:style-name="T8">t</text:span><text:span text:style-name="T8">h</text:span><text:span text:style-name="T8">e</text:span><text:span text:style-name="T8">n</text:span></text:p>
            </draw:text-box>
          </draw:frame>
          <draw:frame draw:style-name="gr14" draw:text-style-name="P12" draw:layer="layout" svg:width="1.485cm" svg:height="1.038cm" svg:x="30.983cm" svg:y="14.245cm">
            <draw:text-box>
              <text:p><text:span text:style-name="T8">out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5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3:38:56.423314354</meta:creation-date>
    <meta:editing-duration>PT2H31M55S</meta:editing-duration>
    <meta:editing-cycles>17</meta:editing-cycles>
    <meta:generator>LibreOffice/25.8.3.2$Linux_X86_64 LibreOffice_project/8ca8d55c161d602844f5428fa4b58097424e324e</meta:generator>
    <dc:title>XIV Plan</dc:title>
    <dc:date>2025-11-22T12:16:26.815057475</dc:date>
    <meta:document-statistic meta:object-count="28"/>
    <meta:template xlink:type="simple" xlink:actuate="onRequest" xlink:title="XIV Plan" xlink:href="../../../../../../../Templates/XIV%20Plan.otg" meta:date="2025-08-25T13:38:56.125941658"/>
  </office:meta>
</office:document-meta>
</file>